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mily-generic="roman"/>
    <style:font-face style:name="Times New Roman" svg:font-family="'Times New Roman'"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Tim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paragraph-properties fo:text-align="justify" style:justify-single-word="false"/>
      <style:text-properties style:font-name="Times" fo:font-size="12pt" fo:font-style="normal" style:font-size-asian="12pt" style:font-style-asian="normal" style:font-size-complex="12pt" style:font-style-complex="normal"/>
    </style:style>
    <style:style style:name="P3" style:family="paragraph" style:parent-style-name="Normal">
      <style:paragraph-properties fo:text-align="justify" style:justify-single-word="false" style:writing-mode="lr-tb"/>
      <style:text-properties style:font-name="Times" fo:font-size="12pt" style:font-size-asian="12pt" style:font-size-complex="12pt"/>
    </style:style>
    <style:style style:name="P4" style:family="paragraph" style:parent-style-name="Normal">
      <style:paragraph-properties fo:text-align="justify" style:justify-single-word="false" style:writing-mode="lr-tb"/>
      <style:text-properties style:font-name="Times" fo:font-size="12pt"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writing-mode="lr-tb"/>
      <style:text-properties style:font-name="Times" fo:font-size="12pt" fo:font-style="normal" style:font-size-asian="12pt" style:font-style-asian="normal" style:font-size-complex="12pt" style:font-style-complex="normal"/>
    </style:style>
    <style:style style:name="P6" style:family="paragraph" style:parent-style-name="Standard">
      <style:paragraph-properties fo:text-align="justify" style:justify-single-word="false" style:writing-mode="lr-tb"/>
      <style:text-properties style:font-name="Times" fo:font-size="12pt" fo:font-style="normal" officeooo:paragraph-rsid="001ed924" style:font-size-asian="12pt" style:font-style-asian="normal" style:font-size-complex="12pt" style:font-style-complex="normal"/>
    </style:style>
    <style:style style:name="P7" style:family="paragraph" style:parent-style-name="Standard">
      <style:paragraph-properties fo:line-height="100%" fo:text-align="justify" style:justify-single-word="false" style:writing-mode="lr-tb"/>
      <style:text-properties style:font-name="Times" fo:font-size="12pt" fo:font-style="normal" style:font-size-asian="12pt" style:font-style-asian="normal" style:font-size-complex="12pt" style:font-style-complex="normal"/>
    </style:style>
    <style:style style:name="P8" style:family="paragraph" style:parent-style-name="Standard">
      <style:paragraph-properties fo:line-height="100%" fo:text-align="justify" style:justify-single-word="false" style:writing-mode="lr-tb"/>
      <style:text-properties style:font-name="Times" fo:font-size="12pt" fo:font-style="normal" officeooo:paragraph-rsid="00150c34" style:font-size-asian="12pt" style:font-style-asian="normal" style:font-size-complex="12pt" style:font-style-complex="normal"/>
    </style:style>
    <style:style style:name="P9" style:family="paragraph" style:parent-style-name="Standard">
      <style:paragraph-properties fo:text-align="justify" style:justify-single-word="false" style:writing-mode="lr-tb"/>
      <style:text-properties style:font-name="Times" fo:font-size="12pt" fo:font-style="normal"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writing-mode="lr-tb"/>
      <style:text-properties style:font-name="Times" fo:font-size="12pt" style:font-size-asian="12pt" style:font-size-complex="12pt"/>
    </style:style>
    <style:style style:name="P11" style:family="paragraph" style:parent-style-name="Standard">
      <style:paragraph-properties fo:line-height="100%" fo:text-align="justify" style:justify-single-word="false" style:writing-mode="lr-tb"/>
      <style:text-properties style:font-name="Times" fo:font-size="12pt" style:font-size-asian="12pt" style:font-size-complex="12pt"/>
    </style:style>
    <style:style style:name="P12" style:family="paragraph" style:parent-style-name="Standard">
      <style:paragraph-properties fo:line-height="100%" fo:text-align="justify" style:justify-single-word="false" style:writing-mode="lr-tb"/>
      <style:text-properties style:font-name="Times" fo:font-size="12pt" officeooo:paragraph-rsid="00150c34" style:font-size-asian="12pt" style:font-size-complex="12pt"/>
    </style:style>
    <style:style style:name="P13" style:family="paragraph" style:parent-style-name="Standard" style:list-style-name="L1">
      <style:paragraph-properties fo:text-align="justify" style:justify-single-word="false" style:writing-mode="lr-tb"/>
      <style:text-properties style:font-name="Times" fo:font-size="12pt" style:font-size-asian="12pt" style:font-size-complex="12pt"/>
    </style:style>
    <style:style style:name="P14" style:family="paragraph" style:parent-style-name="Standard" style:list-style-name="L1">
      <style:paragraph-properties fo:text-align="justify" style:justify-single-word="false" style:writing-mode="lr-tb"/>
      <style:text-properties style:font-name="Times" fo:font-size="12pt" officeooo:paragraph-rsid="0020d73e" style:font-size-asian="12pt" style:font-size-complex="12pt"/>
    </style:style>
    <style:style style:name="T1" style:family="text">
      <style:text-properties fo:color="#800000" fo:font-weight="bold"/>
    </style:style>
    <style:style style:name="T2" style:family="text">
      <style:text-properties fo:color="#800000" style:text-underline-style="none" fo:font-weight="bold"/>
    </style:style>
    <style:style style:name="T3" style:family="text">
      <style:text-properties fo:color="#ff0000"/>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weight-asian="normal" style:font-weight-complex="normal"/>
    </style:style>
    <style:style style:name="T6" style:family="text">
      <style:text-properties style:font-name="Times" fo:font-size="12pt" fo:font-style="normal" style:font-size-asian="12pt" style:font-style-asian="normal" style:font-size-complex="12pt" style:font-style-complex="normal"/>
    </style:style>
    <style:style style:name="T7" style:family="text">
      <style:text-properties style:font-name="Times" fo:font-size="12pt" style:font-size-asian="12pt" style:font-size-complex="12pt"/>
    </style:style>
    <style:style style:name="T8" style:family="text">
      <style:text-properties style:font-name="Times" fo:font-style="normal" style:font-style-asian="normal" style:font-style-complex="normal"/>
    </style:style>
    <style:style style:name="T9" style:family="text">
      <style:text-properties officeooo:rsid="000e8dc2"/>
    </style:style>
    <style:style style:name="T10" style:family="text">
      <style:text-properties officeooo:rsid="000fdf53"/>
    </style:style>
    <style:style style:name="T11" style:family="text">
      <style:text-properties officeooo:rsid="0010c6ac"/>
    </style:style>
    <style:style style:name="T12" style:family="text">
      <style:text-properties officeooo:rsid="00169413"/>
    </style:style>
    <style:style style:name="T13" style:family="text">
      <style:text-properties officeooo:rsid="001fb2fa"/>
    </style:style>
    <style:style style:name="T14" style:family="text">
      <style:text-properties officeooo:rsid="001fc17b"/>
    </style:style>
    <style:style style:name="T15" style:family="text">
      <style:text-properties officeooo:rsid="00226f0d"/>
    </style:style>
    <style:style style:name="T16" style:family="text">
      <style:text-properties officeooo:rsid="00237ea3"/>
    </style:style>
    <style:style style:name="T17" style:family="text">
      <style:text-properties officeooo:rsid="0023e579"/>
    </style:style>
    <style:style style:name="T18" style:family="text">
      <style:text-properties officeooo:rsid="0024e76e"/>
    </style:style>
    <style:style style:name="T19" style:family="text">
      <style:text-properties officeooo:rsid="00271ce6"/>
    </style:style>
    <style:style style:name="T20" style:family="text">
      <style:text-properties officeooo:rsid="00280478"/>
    </style:style>
    <style:style style:name="T21" style:family="text">
      <style:text-properties officeooo:rsid="0028b77f"/>
    </style:style>
    <style:style style:name="T22" style:family="text">
      <style:text-properties officeooo:rsid="002abed0"/>
    </style:style>
    <style:style style:name="T23" style:family="text">
      <style:text-properties officeooo:rsid="002cc779"/>
    </style:style>
    <style:style style:name="T24" style:family="text">
      <style:text-properties officeooo:rsid="002f8f4c"/>
    </style:style>
    <style:style style:name="T25" style:family="text">
      <style:text-properties officeooo:rsid="00316be4"/>
    </style:style>
    <style:style style:name="T26" style:family="text">
      <style:text-properties officeooo:rsid="003212c8"/>
    </style:style>
    <style:style style:name="T27" style:family="text">
      <style:text-properties officeooo:rsid="0033f192"/>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ol Knacks</text:p>
      <text:p text:style-name="P2"/>
      <text:p text:style-name="P3"><text:span text:style-name="T1">absorb void</text:span> (<text:span text:style-name="T3">n/a</text:span>):</text:p>
      <text:p text:style-name="P4"><text:tab/>A number of times per day equal to your rank in this knack, you may draw void from your surroundings and regain a spent void point. <text:s/>If you target a character when doing this, that character loses a void point; if that character has no void points then the next time they would regain one they do not. <text:s/>You may do this either while conversing with that character or when attacking or being attacked by that character in combat, but you may not target the same character more than once per day.</text:p>
      <text:p text:style-name="P2"/>
      <text:p text:style-name="P5"><text:span text:style-name="T1">athletics</text:span> (<text:span text:style-name="T3">varies</text:span>):</text:p>
      <text:p text:style-name="P6"><text:tab/>When performing generic athletic tasks,<text:span text:style-name="T9"> roll extra dice equal to this knack.</text:span></text:p>
      <text:p text:style-name="P6"><text:tab/>You may also use this knack to attack or parry. <text:s/>If you use it to attack, your TN is equal to 5 plus 10 times the defender's parry <text:span text:style-name="T13">skill</text:span>. <text:s/>If you use it to parry, then your TN is raised by 5 times the attack <text:span text:style-name="T13">skill</text:span> of the attacker.</text:p>
      <text:p text:style-name="P2"/>
      <text:p text:style-name="P3"><text:span text:style-name="T2">commune</text:span> (<text:span text:style-name="T3">varies</text:span>):</text:p>
      <text:p text:style-name="P10"><text:tab/>You may ask the elemental spirits about events which they have recently witnessed. <text:s/>Spend a void point and roll this knack with the Ring of the element of the spirits you are questioning. <text:s/>This is an open roll, and the GM weighs it against the time passed since the events in question and how much has happened here since then.</text:p>
      <text:p text:style-name="P10"><text:tab/>Different elemental spirits perceive humans differently and give different types of information about them. <text:s/>Fire spirits read surface thoughts, Air spirits sense emotional states, Earth spirits perceive the motives behind actions, and Water spirits see the directions of comings and goings. <text:s/>The higher your roll, the more details about these things you receive.</text:p>
      <text:p text:style-name="P5"/>
      <text:p text:style-name="P11"><text:span text:style-name="T2">conviction</text:span> (<text:span text:style-name="T3">n/a</text:span>):</text:p>
      <text:p text:style-name="P7"><text:tab/>You receive <text:span text:style-name="T26">2</text:span>X points per <text:span text:style-name="T10">day</text:span>, where X is equal to the rank of this knack. <text:s/>After you make any roll, you may spend <text:span text:style-name="T26">up to X </text:span>of these points to raise the roll by the number of points spent.</text:p>
      <text:p text:style-name="P7"/>
      <text:p text:style-name="P10"><text:span text:style-name="T1">counterattack</text:span> (<text:span text:style-name="T3">Fire</text:span>):</text:p>
      <text:p text:style-name="P10"><text:tab/>When an opponent attacks you, roll this knack to make an attack against them before they roll theirs. <text:s/>If you counterattack an attack directed at someone else, the TN is raised by 5 times the attacker's parry <text:span text:style-name="T14">skill</text:span>. <text:s/>You may counterattack as an interrupt action.</text:p>
      <text:p text:style-name="P10"/>
      <text:p text:style-name="P3"><text:span text:style-name="T1">detect Taint</text:span> (<text:span text:style-name="T3">Earth</text:span>):</text:p>
      <text:p text:style-name="P3"><text:tab/>This knack is used to detect the Shadowlands Taint in humans. <text:s/>To use it, you must spend a full minute concentrating on someone, who cannot leave your sight during this time. <text:s/>Success is automatic against anyone without the ability to conceal their Shadowlands Taint, although you must still roll the knack every time.</text:p>
      <text:p text:style-name="P10"><text:tab/>Against bloodspeakers, this is a contested roll against their Fear knack. <text:s/>If successful, the GM secretly rolls 1k1, and the Witch Hunter successfully detects the Shadowlands Taint if the roll is greater than twice the bloodspeaker's School Rank. <text:s/>The following bonuses and penalties apply to the contested roll:</text:p>
      <text:list xml:id="list2821818155" text:style-name="L1">
        <text:list-item>
          <text:p text:style-name="P13"><text:span text:style-name="T7">The bloodspeaker </text:span>gets a bonus of 10 * (7 – X) to their roll, where X is the bloodspeaker's Shadowlands Taint.</text:p>
        </text:list-item>
        <text:list-item>
          <text:p text:style-name="P13">If forced to swallow a piece of jade, this bonus is eliminated entirely.</text:p>
        </text:list-item>
        <text:list-item>
          <text:p text:style-name="P13">If stabbed by a jade object enough to draw blood during the roll, bloodspeakers can't reroll 10s.</text:p>
        </text:list-item>
        <text:list-item>
          <text:p text:style-name="P14">Because servants of the Dark Lord cannot stand to be bound, if you tie the hands of a bloodspeaker, they are unable to receive any other bonuses to their roll, such as their Desire knack, or their Rank 3 Technique.</text:p>
        </text:list-item>
        <text:list-item>
          <text:p text:style-name="P13"><text:soft-page-break/>By tying a bloodspeaker's arms tightly to their body as well as tightly tying their legs together, Witch Hunters receive two free raises per hour in which the bloodspeaker was tied in this manner before the detect Taint roll is made.</text:p>
        </text:list-item>
        <text:list-item>
          <text:p text:style-name="P13">By spending extra time concentrating on a single target, the Witch Hunter receives two free raises per hour.</text:p>
        </text:list-item>
      </text:list>
      <text:p text:style-name="P10"/>
      <text:p text:style-name="P3"><text:span text:style-name="T1">discern Honor</text:span> (<text:span text:style-name="T3">n/a</text:span>):</text:p>
      <text:p text:style-name="P3"><text:tab/>By engaging another character in conversation you may gain insight into that character's Honor. <text:s/>When you use this knack the GM tells you that that character's honor + 0.5 * (1k1 –<text:span text:style-name="T11"> 0.5</text:span>). <text:s/>After each conversation past the first, you get a more accurate idea of their honor, and the GM tells you a number which is 0.X closer to the truth, where X is your rank in this knack.</text:p>
      <text:p text:style-name="P10"/>
      <text:p text:style-name="P10"><text:span text:style-name="T1">double attack</text:span> (<text:span text:style-name="T3">Fire</text:span>):</text:p>
      <text:p text:style-name="P10"><text:tab/>The TN to hit your target is raised by 20. <text:s/>If successful, roll extra damage dice as if the TN hadn't been raised, and inflict a serious wound in addition to the normal damage roll. <text:s/><text:span text:style-name="T27">On an unsuccessful parry, this extra serious wound becomes 2 extra rolled damage dice, or 4 extra rolled damage dice if someone else unsucessfully parried for the target.</text:span></text:p>
      <text:p text:style-name="P10"/>
      <text:p text:style-name="P10"><text:span text:style-name="T2">Dragon Tattoo</text:span> (<text:span text:style-name="T3">n/a</text:span>):</text:p>
      <text:p text:style-name="P10"><text:tab/>At the beginning of each combat round, you may breath spiritual fire which extends around you 10 feet in every direction. <text:s/>These flames do not harm physical objects, except that they deal (2X)k1 damage to any characters you choose to be harmed, where X is your rank in this knack.</text:p>
      <text:p text:style-name="P10"/>
      <text:p text:style-name="P10"><text:span text:style-name="T1">feint</text:span> (<text:span text:style-name="T3">Fire</text:span>):</text:p>
      <text:p text:style-name="P10"><text:tab/>This attack does no damage, but if successful it yields a temporary void point which may be used this round. <text:s/>Your<text:span text:style-name="T12"> highest</text:span> action is <text:span text:style-name="T12">then </text:span>moved to the current phase.<text:span text:style-name="T23"> <text:s/>The target is not told whether the attack against them is a feint until after they see whether it hits, and after any parries are resolved.</text:span></text:p>
      <text:p text:style-name="P10"/>
      <text:p text:style-name="P10"><text:span text:style-name="T1">iaijutsu</text:span> (<text:span text:style-name="T3">Fire</text:span>):</text:p>
      <text:p text:style-name="P10"><text:tab/>The iaijutsu rules are explained with the other combat rules.</text:p>
      <text:p text:style-name="P10"/>
      <text:p text:style-name="P10"><text:span text:style-name="T2">kharmic spin</text:span> (<text:span text:style-name="T3">Void</text:span>):</text:p>
      <text:p text:style-name="P10"><text:tab/>Spend a void and roll this knack to swap the highest and second highest Ring ranks of the target character for the remainder of one conversation or fight. <text:s/>In the case of a tie for the second-lowest Ring, the target chooses which Ring is switched with the highest one. <text:s/><text:span text:style-name="T4">You roll this knack against a secret TN equal to 5 times the sum of the ranks of the target character's two highest Rings. <text:s/>You may do t</text:span><text:span text:style-name="T8">his either while conversing with that character or when attacking or being attacked by that character in combat, but you may not target the same character more than once per day.</text:span></text:p>
      <text:p text:style-name="P10"/>
      <text:p text:style-name="P10"><text:span text:style-name="T1">lunge</text:span> (<text:span text:style-name="T3">Fire</text:span>):</text:p>
      <text:p text:style-name="P10"><text:tab/>Roll this knack instead of attack when attacking someone to roll an extra die of damage if you hit. <text:s/>Everyone fighting you gets a free raise on their next attack against you this round.</text:p>
      <text:p text:style-name="P10"/>
      <text:p text:style-name="P3"><text:span text:style-name="T1">oppose knowledge</text:span> (<text:span text:style-name="T3">Air</text:span>):</text:p>
      <text:p text:style-name="P4"><text:tab/>You have such command over factual arguments that you can trip others up. <text:s/>Once per conversation you may target a character, roll this knack, and divide the result by 5, rounding down. <text:s/><text:span text:style-name="T6">Subtract that amount from all </text:span><text:span text:style-name="T15">skill</text:span><text:span text:style-name="T6"> rolls made by that character for the rest of the conversation which roll with Water.</text:span></text:p>
      <text:p text:style-name="P5"/>
      <text:p text:style-name="P3"><text:span text:style-name="T1">oppose social</text:span> (<text:span text:style-name="T3">Water</text:span>):</text:p>
      <text:p text:style-name="P4"><text:tab/>You have such command over social situations that you can trip others up. <text:s/>Once per <text:soft-page-break/>conversation you may target a character, roll this knack, and divide the result by 5, rounding down. <text:s/>Subtract that amount from all <text:span text:style-name="T16">skill</text:span> rolls made by that character for the rest of the conversation which roll with Air.</text:p>
      <text:p text:style-name="P10"/>
      <text:p text:style-name="P11"><text:span text:style-name="T2">otherworldliness</text:span> (<text:span text:style-name="T3">n/a</text:span>):</text:p>
      <text:p text:style-name="P8"><text:tab/>When rolling a basic <text:span text:style-name="T17">skill</text:span>, you may increase the <text:span text:style-name="T18">skill</text:span>'s rank by one, to a maximum of five. <text:s/>This may be done multiple times on the same roll, but only a number of times per adventure equal to <text:span text:style-name="T24">twice your</text:span> rank <text:span text:style-name="T25">in </text:span>this <text:span text:style-name="T19">knack</text:span>.</text:p>
      <text:p text:style-name="P10"/>
      <text:p text:style-name="P3"><text:span text:style-name="T2">pontificate</text:span> (<text:span text:style-name="T3">Water</text:span>):</text:p>
      <text:p text:style-name="P10"><text:tab/>Once per conversation, you may use your practiced aura of knowledgeable confidence to roll this knack instead of any basic <text:span text:style-name="T20">skill</text:span> when making an uncontested roll.</text:p>
      <text:p text:style-name="P10"/>
      <text:p text:style-name="P3"><text:span text:style-name="T2">presence</text:span> (<text:span text:style-name="T3">Water</text:span>):</text:p>
      <text:p text:style-name="P3"><text:tab/>Once per conversation, you may use your practiced presence of authority to roll this knack instead of any <text:span text:style-name="T21">skill </text:span>when making a contested roll initiated by another character.</text:p>
      <text:p text:style-name="P10"/>
      <text:p text:style-name="P3"><text:span text:style-name="T2">spellcasting</text:span> (<text:span text:style-name="T3">varies</text:span>):</text:p>
      <text:p text:style-name="P10"><text:tab/><text:span text:style-name="T5">To cast a spell, you spend actions equal to its mastery level minus 2. <text:s/>You then roll this knack with the Ring of that spell's element against a TN of its mastery level times 5. <text:s/>You may not cast the same spell more than once per combat round.</text:span></text:p>
      <text:p text:style-name="P9"><text:tab/>After you roll, you lose void points equal to its mastery level. <text:s/>For every 5 by which you exceed the TN, this cost is lowered by 1, to a minimum of 1. <text:s/>If you end up not having enough void points, then all of your void points are lost and you fail to cast the spell.</text:p>
      <text:p text:style-name="P7"/>
      <text:p text:style-name="P11"><text:span text:style-name="T2">worldliness </text:span>(<text:span text:style-name="T3">n/a</text:span>):</text:p>
      <text:p text:style-name="P12"><text:tab/><text:span text:style-name="T4">Each adventure, you may spend a number of extra void points equal to the rank of this knack.</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mily-generic="roman"/>
    <style:font-face style:name="Times New Roman" svg:font-family="'Times New Roman'"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Normal" style:family="paragraph" style:parent-style-name="Standard" style:next-style-name="Standard">
      <style:paragraph-properties style:line-height-at-least="0.139in"/>
      <style:text-properties style:font-name="Times New Roman" fo:font-family="'Times New Roman'" style:font-family-generic="roman" fo:font-size="10pt" style:font-name-asian="Times New Roman" style:font-family-asian="'Times New Roman'" style:font-family-generic-asian="roman" style:font-name-complex="Times New Roman" style:font-family-complex="'Times New Roman'" style:font-family-generic-complex="roman" style:font-size-complex="10pt"/>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Eli Courtwright</meta:initial-creator>
    <meta:creation-date>2007-01-21T19:33:50</meta:creation-date>
    <dc:date>2019-07-04T22:39:49.570228499</dc:date>
    <dc:language>en-US</dc:language>
    <meta:editing-cycles>505</meta:editing-cycles>
    <meta:editing-duration>PT16H34M42S</meta:editing-duration>
    <meta:document-statistic meta:table-count="0" meta:image-count="0" meta:object-count="0" meta:page-count="3" meta:paragraph-count="51" meta:word-count="1372" meta:character-count="7734" meta:non-whitespace-character-count="6358"/>
    <meta:user-defined meta:name="Info 1"/>
    <meta:user-defined meta:name="Info 2"/>
    <meta:user-defined meta:name="Info 3"/>
    <meta:user-defined meta:name="Info 4"/>
  </office:meta>
</office:document-meta>
</file>